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400200005224000074206A8F8501115DEFD0.svg" manifest:media-type="image/svg+xml"/>
  <manifest:file-entry manifest:full-path="Pictures/10000201000002530000034940A4B39B4FD0F6B8.png" manifest:media-type="image/png"/>
  <manifest:file-entry manifest:full-path="Pictures/1000941F0000522400007420B192F56F4A6D2EA3.svg" manifest:media-type="image/svg+xml"/>
  <manifest:file-entry manifest:full-path="Pictures/100002010000025300000349893DDBDD24E307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05cm" svg:height="20.083cm" svg:x="0.995cm" svg:y="0.972cm">
          <draw:image xlink:href="Pictures/1001400200005224000074206A8F8501115DEFD0.svg" xlink:type="simple" xlink:show="embed" xlink:actuate="onLoad">
            <text:p/>
          </draw:image>
          <draw:image xlink:href="Pictures/10000201000002530000034940A4B39B4FD0F6B8.png" xlink:type="simple" xlink:show="embed" xlink:actuate="onLoad"/>
        </draw:frame>
        <draw:frame draw:style-name="gr1" draw:text-style-name="P1" draw:layer="layout" svg:width="18cm" svg:height="30cm" svg:x="19cm" svg:y="1cm">
          <draw:image xlink:href="Pictures/1000941F0000522400007420B192F56F4A6D2EA3.svg" xlink:type="simple" xlink:show="embed" xlink:actuate="onLoad">
            <text:p/>
          </draw:image>
          <draw:image xlink:href="Pictures/100002010000025300000349893DDBDD24E3075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5:05:15.510000000</meta:creation-date>
    <dc:date>2017-02-24T23:43:52.800000000</dc:date>
    <meta:editing-duration>PT24M15S</meta:editing-duration>
    <meta:editing-cycles>3</meta:editing-cycles>
    <meta:generator>LibreOffice/5.1.6.2$Windows_x86 LibreOffice_project/07ac168c60a517dba0f0d7bc7540f5afa45f0909</meta:generator>
    <meta:document-statistic meta:object-count="2"/>
  </office:meta>
</office:document-meta>
</file>